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6600"/>
    </style:style>
    <style:style style:name="ce4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9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5" table:number-columns-repeated="3"/>
          <table:table-cell table:style-name="ce54" table:number-columns-repeated="3"/>
          <table:table-cell/>
          <table:table-cell table:style-name="ce75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'/S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6" office:value-type="string" calcext:value-type="string">
            <text:p>zip 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9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1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6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47" office:value-type="string" calcext:value-type="string">
            <text:p>'/VERYSILENT...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3"/>
          <table:table-cell/>
          <table:table-cell table:style-name="ce65"/>
          <table:table-cell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2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/>
          <table:table-cell table:style-name="ce73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76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5"/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style-name="ce92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/>
          <table:table-cell table:number-columns-repeated="4"/>
          <table:table-cell table:style-name="ce54"/>
          <table:table-cell table:style-name="ce76"/>
          <table:table-cell table:style-name="ce54"/>
          <table:table-cell table:style-name="ce81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2" table:number-columns-repeated="2"/>
          <table:table-cell/>
          <table:table-cell table:style-name="ce6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2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6" office:value-type="string" calcext:value-type="string">
            <text:p>instalki.pl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/>
          <table:table-cell table:style-name="ce21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2"/>
          <table:table-cell/>
          <table:table-cell table:style-name="ce9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6"/>
          <table:table-cell table:style-name="ce78"/>
          <table:table-cell table:style-name="ce81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3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8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number-columns-repeated="15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8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2"/>
          <table:table-cell/>
          <table:table-cell table:style-name="ce7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90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imple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martft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msi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9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2"/>
          <table:table-cell/>
          <table:table-cell table:style-name="ce97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'/VERYSILENT...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4"/>
          <table:table-cell table:number-columns-repeated="2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1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3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6" office:value-type="string" calcext:value-type="string">
            <text:p>owncloud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6" office:value-type="string" calcext:value-type="string">
            <text:p>like acr +-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78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2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wincontig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1v2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67" calcext:value-type="float">
            <text:p>67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5:21:19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6:12:46.488000000</dc:date>
    <meta:editing-duration>PT18H35M8S</meta:editing-duration>
    <meta:editing-cycles>157</meta:editing-cycles>
    <meta:generator>LibreOffice/4.3.4.1$Windows_x86 LibreOffice_project/bc356b2f991740509f321d70e4512a6a54c5f243</meta:generator>
    <meta:document-statistic meta:table-count="2" meta:cell-count="1413" meta:object-count="0"/>
  </office:meta>
</office:document-meta>
</file>